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ul <text:s/>7 08:30:30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9:01:22.372364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7-07T09:05:35.444548097</dc:date>
    <meta:editing-duration>P3DT23H22M36S</meta:editing-duration>
    <meta:editing-cycles>127</meta:editing-cycles>
    <meta:generator>LibreOffice/24.2.4.2$Linux_X86_64 LibreOffice_project/420$Build-2</meta:generator>
    <meta:document-statistic meta:table-count="11" meta:cell-count="1316" meta:object-count="1"/>
  </office:meta>
</office:document-meta>
</file>